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9pt" style:font-size-asian="7.84999990463257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world. I am Onwuka but you can call me onlooker. I try to look at things as an observer. I try to not have any more bias in the different day to day things than I already d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Hello, world is just a test document. It is not a legal contract.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 </meta:initial-creator>
    <meta:creation-date>2012-09-22T10:29:27</meta:creation-date>
    <meta:generator>LibreOffice/3.5$Linux_x86 LibreOffice_project/350m1$Build-2</meta:generator>
    <dc:date>2012-09-22T17:59:41</dc:date>
    <dc:creator>ku </dc:creator>
    <meta:editing-duration>PT7H27M25S</meta:editing-duration>
    <meta:editing-cycles>2</meta:editing-cycles>
    <meta:document-statistic meta:table-count="0" meta:image-count="0" meta:object-count="0" meta:page-count="1" meta:paragraph-count="2" meta:word-count="52" meta:character-count="248" meta:non-whitespace-character-count="196"/>
  </office:meta>
</office:document-meta>
</file>